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ick Crawford and Connor McEwen</text:p>
      <text:p text:style-name="P1">EC 440</text:p>
      <text:p text:style-name="P1">Professor Giles</text:p>
      <text:p text:style-name="P1"/>
      <text:p text:style-name="P2">Homework 6</text:p>
      <text:p text:style-name="P3"><text:tab/>For this assignment we implemented a server which would connect to telnet clients, record the number of clients connected, the total time it's been running, and also play a game of Rock, Paper, Scissors with the client. The server forks and creates a new process for each incoming connection. It able to handle at least 10 simultaneous connections – we stopped testing after reaching that number. It uses sockets to connect as well as send text back and forth between the client and the server. You can test it by compiling the file, running it with a port number specified (“./server 1025”) and then in another terminal connecting with telnet using “telnet 127.0.0.1 10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nor McEwen</meta:initial-creator>
    <meta:creation-date>2014-04-11T12:18:18</meta:creation-date>
    <meta:document-statistic meta:table-count="0" meta:image-count="0" meta:object-count="0" meta:page-count="1" meta:paragraph-count="5" meta:word-count="125" meta:character-count="741"/>
    <dc:date>2014-04-11T15:29:52</dc:date>
    <dc:creator>Connor McEwen</dc:creator>
    <meta:editing-duration>PT1H59M19S</meta:editing-duration>
    <meta:editing-cycles>1</meta:editing-cycles>
    <meta:generator>OpenOffice/4.0.0$Unix OpenOffice.org_project/400m3$Build-9702</meta:generator>
  </office:meta>
</office:document-meta>
</file>